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Heading_20_1">
      <style:paragraph-properties fo:break-before="pag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ardoc The Plugin Roadmap:</text:h>
      <text:h text:style-name="Heading_20_2" text:outline-level="2">Март, 01 – milestone 1</text:h>
      <text:p text:style-name="P2"><text:tab/>- сохранение, загрузка семейства в формате ДРЛ</text:p>
      <text:p text:style-name="P2"><text:tab/>- интеграция с редактором Кота: возможность создать и сохранить в моём и</text:p>
      <text:p text:style-name="P2"><text:tab/><text:tab/>открыть и просмотреть в его (и наоборот)</text:p>
      <text:p text:style-name="P2"><text:tab/>- поддержка неполной схемы ДРЛ</text:p>
      <text:p text:style-name="P2"><text:tab/>- граф: только базовые фигуры</text:p>
      <text:p text:style-name="P2"><text:tab/>- emf editor: поддержка создания/удаления элементов</text:p>
      <text:h text:style-name="Heading_20_2" text:outline-level="2">март, 15 – milestone 2</text:h>
      <text:p text:style-name="P2"><text:tab/>- сохранение и загрузка семейства и документа</text:p>
      <text:p text:style-name="P2"><text:tab/>- частичная реализация диаграммы документа</text:p>
      <text:p text:style-name="P2"><text:tab/>- emf editor: почти полность готов, сбор требований для улучшения</text:p>
      <text:p text:style-name="P2"><text:tab/>- конкретный план на ДРЛ: что поддерживаем, а что нет</text:p>
      <text:p text:style-name="P2"><text:tab/>- полная реализация поддерживаемой части ДРЛ в схеме</text:p>
      <text:p text:style-name="P2"><text:tab/>- сохранение и загрузка поддерживаемой части ДРЛ</text:p>
      <text:h text:style-name="Heading_20_2" text:outline-level="2">март, 29 – milestone 3</text:h>
      <text:p text:style-name="P2"><text:tab/>- полная реализация диаграмм</text:p>
      <text:p text:style-name="P2"><text:tab/>- интеграция: переход на нужный файл к Коту по клику на диаграмме</text:p>
      <text:p text:style-name="P2"><text:tab/>- emf editor - ???</text:p>
      <text:p text:style-name="P2"><text:tab/>- диаграммы почти полностью по нотации</text:p>
      <text:p text:style-name="P2"><text:tab/>- возможны баги</text:p>
      <text:h text:style-name="Heading_20_2" text:outline-level="2">апрель, 12 – release candidat 1</text:h>
      <text:p text:style-name="P2"><text:tab/>- round-trip</text:p>
      <text:p text:style-name="P2"><text:tab/>- это багфикс-релиз + готово 80% функциональности</text:p>
      <text:p text:style-name="P2"><text:tab/>- множество мелких багов, мало красивостей: иконки, <text:s/>надписи етс,</text:p>
      <text:p text:style-name="P2"><text:tab/><text:tab/>мелкие фичи</text:p>
      <text:h text:style-name="Heading_20_2" text:outline-level="2">апрель, 26 – release candidat 2</text:h>
      <text:p text:style-name="P2"><text:tab/>- полная реализация (см требования)</text:p>
      <text:p text:style-name="P2"><text:tab/>- 95% багов пофикшено</text:p>
      <text:h text:style-name="Heading_20_2" text:outline-level="2">май, 10 – release version 1.0</text:h>
      <text:p text:style-name="P2"><text:tab/>- сделано всё, что успели, дальше только незначительные изменения</text:p>
      <text:h text:style-name="Heading_20_2" text:outline-level="2">май, 17 – release version 1.1</text:h>
      <text:p text:style-name="P2"><text:tab/>- учтены замечания рецензента</text:p>
      <text:p text:style-name="P2"/>
      <text:p text:style-name="P2"/>
      <text:h text:style-name="Heading_20_1" text:outline-level="1"/>
      <text:h text:style-name="P3" text:outline-level="1">Vardoc Diploma Text Roadmap:</text:h>
      <text:h text:style-name="Heading_20_2" text:outline-level="2">март, 08 – milestone 1</text:h>
      <text:p text:style-name="P2"><text:tab/>- 7 страниц чернового текста</text:p>
      <text:p text:style-name="P2"><text:tab/>- 20 источников</text:p>
      <text:h text:style-name="Heading_20_2" text:outline-level="2">март, 22 – milestone 2</text:h>
      <text:p text:style-name="P2"><text:tab/>- 15 страниц чернового текста</text:p>
      <text:p text:style-name="P2"><text:tab/>- 25 источников</text:p>
      <text:h text:style-name="Heading_20_2" text:outline-level="2">апрель, 5 – milestone 3</text:h>
      <text:p text:style-name="P2"><text:tab/>- 20 страниц чернового текста</text:p>
      <text:p text:style-name="P2"><text:tab/>- 30 источников</text:p>
      <text:h text:style-name="Heading_20_2" text:outline-level="2">апрель, 19 – release candidat 1</text:h>
      <text:p text:style-name="P2"><text:tab/>- объём готов</text:p>
      <text:p text:style-name="P2"><text:tab/>- текст полируется и уточняется</text:p>
      <text:h text:style-name="Heading_20_2" text:outline-level="2">май, 3 – release version 1.0</text:h>
      <text:p text:style-name="P2"><text:tab/>- текст готов и будет отдан рецензенту</text:p>
      <text:h text:style-name="Heading_20_2" text:outline-level="2">май, 17 – release version 1.1</text:h>
      <text:p text:style-name="P2"><text:tab/>- текст переработан после взаимодействия с рецензентом и полностью готов</text:p>
      <text:p text:style-name="P2"/>
      <text:p text:style-name="P2"/>
      <text:p text:style-name="P2"/>
      <text:p text:style-name="P2">PS Если честно, все эти планы кажутся мне неуместно оптимистичны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22T02:42:45</meta:creation-date>
    <dc:creator>Alexey Semenov</dc:creator>
    <dc:date>2007-02-22T02:48:02</dc: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254" meta:character-count="1808"/>
  </office:meta>
</office:document-meta>
</file>